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athJax_Caligraphic" svg:font-family="MathJax_Caligraphic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3cm" fo:min-width="3.5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</style:style>
    <style:style style:name="gr3" style:family="graphic" style:parent-style-name="objectwithoutfill">
      <style:graphic-properties draw:marker-end="Arrow_20_concave" draw:marker-end-width="0.15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16cm" fo:min-width="4.066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MathJax_Math" fo:font-size="9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MathJax_Math" fo:font-size="9pt"/>
    </style:style>
    <style:style style:name="P5" style:family="paragraph">
      <loext:graphic-properties draw:fill="none"/>
      <style:paragraph-properties fo:text-align="center"/>
      <style:text-properties fo:font-size="9pt"/>
    </style:style>
    <style:style style:name="P6" style:family="paragraph">
      <loext:graphic-properties draw:fill-color="#ffffff"/>
      <style:paragraph-properties fo:text-align="start"/>
      <style:text-properties fo:font-size="9pt" fo:font-style="italic" style:font-style-asian="italic" style:font-style-complex="italic"/>
    </style:style>
    <style:style style:name="T1" style:family="text">
      <style:text-properties style:font-name="MathJax_Math" fo:font-size="9pt"/>
    </style:style>
    <style:style style:name="T2" style:family="text">
      <style:text-properties style:text-position="-33% 58%" style:font-name="MathJax_Math" fo:font-size="9pt"/>
    </style:style>
    <style:style style:name="T3" style:family="text">
      <style:text-properties style:font-name="MathJax_Caligraphic" fo:font-size="9pt"/>
    </style:style>
    <style:style style:name="T4" style:family="text">
      <style:text-properties style:font-name="MathJax_Main" fo:font-size="9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054cm" svg:height="0.853cm" svg:x="2.6cm" svg:y="9.553cm">
          <draw:text-box>
            <text:p text:style-name="P1"><text:span text:style-name="T1">universal and existential</text:span></text:p>
            <text:p text:style-name="P1"><text:span text:style-name="T1">word automata</text:span></text:p>
          </draw:text-box>
        </draw:frame>
        <draw:frame draw:style-name="gr2" draw:text-style-name="P4" draw:layer="layout" svg:width="6.4cm" svg:height="2.057cm" svg:x="1.9cm" svg:y="8.151cm">
          <draw:text-box>
            <text:p text:style-name="P3"><text:span text:style-name="T1">computation tree with labels</text:span></text:p>
            <text:p text:style-name="P3"><text:span text:style-name="T1">(out:O→B, v: F</text:span><text:span text:style-name="T2">exist</text:span><text:span text:style-name="T1">→ {0,...,k}, </text:span></text:p>
            <text:p text:style-name="P3"><text:span text:style-name="T1"><text:s/></text:span><text:span text:style-name="T1">d: {1,...,k}→</text:span><text:span text:style-name="T3">I</text:span><text:span text:style-name="T1">, p</text:span><text:span text:style-name="T2">univ</text:span><text:span text:style-name="T1">: F</text:span><text:span text:style-name="T2">univ</text:span><text:span text:style-name="T1">→B)</text:span></text:p>
          </draw:text-box>
        </draw:frame>
        <draw:line draw:style-name="gr3" draw:text-style-name="P5" draw:layer="layout" svg:x1="6.6cm" svg:y1="8.6cm" svg:x2="8.3cm" svg:y2="9.3cm">
          <text:p/>
        </draw:line>
        <draw:line draw:style-name="gr3" draw:text-style-name="P5" draw:layer="layout" svg:x1="6.6cm" svg:y1="10cm" svg:x2="8.3cm" svg:y2="9.5cm">
          <text:p/>
        </draw:line>
        <draw:line draw:style-name="gr3" draw:text-style-name="P5" draw:layer="layout" svg:x1="13.4cm" svg:y1="9.5cm" svg:x2="15cm" svg:y2="9.5cm">
          <text:p/>
        </draw:line>
        <draw:frame draw:style-name="gr4" draw:text-style-name="P4" draw:layer="layout" svg:width="3.702cm" svg:height="0.853cm" svg:x="15cm" svg:y="9.051cm">
          <draw:text-box>
            <text:p text:style-name="P3"><text:span text:style-name="T1">accepting</text:span></text:p>
            <text:p text:style-name="P3"><text:span text:style-name="T1">run tree</text:span></text:p>
          </draw:text-box>
        </draw:frame>
        <draw:custom-shape draw:style-name="gr5" draw:text-style-name="P6" draw:layer="layout" svg:width="4.8cm" svg:height="2.4cm" svg:x="8.4cm" svg:y="8cm">
          <text:p text:style-name="P3"><text:span text:style-name="T4">Verifier:</text:span></text:p>
          <text:p text:style-name="P3"><text:span text:style-name="T4">- follows encoded directions</text:span></text:p>
          <text:p text:style-name="P3"><text:span text:style-name="T4"><text:s text:c="2"/></text:span><text:span text:style-name="T4">for existential transitions</text:span></text:p>
          <text:p text:style-name="P3"><text:span text:style-name="T4">- chooses next-states</text:span></text:p>
          <text:p text:style-name="P3"><text:span text:style-name="T4"><text:s text:c="2"/></text:span><text:span text:style-name="T4">for existential automata</text:span></text:p>
          <text:p text:style-name="P3"><text:span text:style-name="T4">- spawns new verifiers on</text:span></text:p>
          <text:p text:style-name="P3"><text:span text:style-name="T4"><text:s text:c="2"/></text:span><text:span text:style-name="T4">universal trans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athJax_Caligraphic" svg:font-family="MathJax_Caligraphic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6:59:44.949156602</meta:creation-date>
    <dc:date>2018-01-18T18:05:06.037001505</dc:date>
    <meta:editing-duration>PT48M55S</meta:editing-duration>
    <meta:editing-cycles>23</meta:editing-cycles>
    <meta:generator>LibreOffice/5.1.6.2$Linux_X86_64 LibreOffice_project/10m0$Build-2</meta:generator>
    <meta:document-statistic meta:object-count="7"/>
  </office:meta>
</office:document-meta>
</file>